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4e38" officeooo:paragraph-rsid="00124e38"/>
    </style:style>
    <style:style style:name="T1" style:family="text">
      <style:text-properties officeooo:rsid="0012ad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BCLL é uma empresa criada em 2017, visando a satisfação da demanda de praticidade e rapidez na serventia de lanchonetes e restaurantes. Através da combinação de tecnologias inovadoras e conhecimento do setor tratado, a BCLL traz às contratantes aumentos na eficiência e na rentabilidade do negócio. </text:p>
      <text:p text:style-name="P1"><text:tab/>A cultura da BCLL pauta-se na interação bidirecional com o cliente para tratar as particularidades dos pedidos e nas boas relações com nossos colaboradores, visando maior credibilidade no trabalho feito. </text:p>
      <text:p text:style-name="P1"><text:tab/><text:span text:style-name="T1">BCLL tem sede principal em Serra, ES, visando primeiramente o crescimento local para então expandir o escopo do negócio gradual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10:52:16.550000000</meta:creation-date>
    <dc:date>2017-05-11T11:16:18.540000000</dc:date>
    <meta:editing-duration>PT24M5S</meta:editing-duration>
    <meta:editing-cycles>2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3" meta:word-count="96" meta:character-count="639" meta:non-whitespace-character-count="541"/>
  </office:meta>
</office:document-meta>
</file>